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8dbd" officeooo:paragraph-rsid="001f8dbd"/>
    </style:style>
    <style:style style:name="P2" style:family="paragraph" style:parent-style-name="Standard">
      <style:text-properties officeooo:rsid="002103c2" officeooo:paragraph-rsid="002103c2"/>
    </style:style>
    <style:style style:name="P3" style:family="paragraph" style:parent-style-name="Standard" style:list-style-name="L5">
      <style:text-properties officeooo:rsid="002103c2" officeooo:paragraph-rsid="002103c2"/>
    </style:style>
    <style:style style:name="P4" style:family="paragraph" style:parent-style-name="Standard">
      <style:text-properties officeooo:paragraph-rsid="002103c2"/>
    </style:style>
    <style:style style:name="P5" style:family="paragraph" style:parent-style-name="Standard" style:list-style-name="L3">
      <style:text-properties officeooo:paragraph-rsid="002103c2"/>
    </style:style>
    <style:style style:name="P6" style:family="paragraph" style:parent-style-name="Standard" style:list-style-name="L5">
      <style:text-properties officeooo:paragraph-rsid="001f8dbd"/>
    </style:style>
    <style:style style:name="P7" style:family="paragraph" style:parent-style-name="Standard" style:list-style-name="L5">
      <style:text-properties officeooo:rsid="0021ac97" officeooo:paragraph-rsid="0021ac97"/>
    </style:style>
    <style:style style:name="P8" style:family="paragraph" style:parent-style-name="Standard">
      <style:text-properties officeooo:rsid="0021ac97" officeooo:paragraph-rsid="0021ac97"/>
    </style:style>
    <style:style style:name="P9" style:family="paragraph" style:parent-style-name="Standard">
      <style:text-properties officeooo:rsid="0021c692" officeooo:paragraph-rsid="0021c692"/>
    </style:style>
    <style:style style:name="P10" style:family="paragraph" style:parent-style-name="Standard">
      <style:text-properties officeooo:rsid="0024399c" officeooo:paragraph-rsid="0024399c"/>
    </style:style>
    <style:style style:name="P11" style:family="paragraph" style:parent-style-name="Standard" style:list-style-name="L7">
      <style:text-properties officeooo:rsid="0025808d" officeooo:paragraph-rsid="0025808d"/>
    </style:style>
    <style:style style:name="P12" style:family="paragraph" style:parent-style-name="Standard">
      <style:text-properties officeooo:rsid="0025808d" officeooo:paragraph-rsid="0025808d"/>
    </style:style>
    <style:style style:name="P13" style:family="paragraph" style:parent-style-name="Standard" style:list-style-name="L8">
      <style:text-properties officeooo:rsid="0025808d" officeooo:paragraph-rsid="0025808d"/>
    </style:style>
    <style:style style:name="P14" style:family="paragraph" style:parent-style-name="Standard">
      <style:text-properties officeooo:rsid="0028f2aa" officeooo:paragraph-rsid="0028f2aa"/>
    </style:style>
    <style:style style:name="P15" style:family="paragraph" style:parent-style-name="Standard">
      <style:text-properties officeooo:rsid="002a702e" officeooo:paragraph-rsid="002a702e"/>
    </style:style>
    <style:style style:name="T1" style:family="text">
      <style:text-properties officeooo:rsid="001f8dbd"/>
    </style:style>
    <style:style style:name="T2" style:family="text">
      <style:text-properties fo:color="#000000" fo:background-color="transparent" loext:char-shading-value="0"/>
    </style:style>
    <style:style style:name="T3" style:family="text">
      <style:text-properties officeooo:rsid="002103c2"/>
    </style:style>
    <style:style style:name="T4" style:family="text">
      <style:text-properties officeooo:rsid="0022e7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ranch and Merge Branch</text:span> : -</text:p>
      <text:p text:style-name="P1"/>
      <text:p text:style-name="P1">Branch : - </text:p>
      <text:p text:style-name="P1"><text:tab/> <text:s text:c="2"/>Branch is basicly is a sub-directory of main or master branch, when ever we are created a new branch all the data presented in main or master branch by default available come to sub brach.</text:p>
      <text:p text:style-name="P1"/>
      <text:p text:style-name="P4"><text:span text:style-name="T1">Example : - </text:span></text:p>
      <text:list xml:id="list3260476366" text:style-name="L3">
        <text:list-item>
          <text:p text:style-name="P5"><text:span text:style-name="T1">How to show branch in git ,</text:span></text:p>
        </text:list-item>
      </text:list>
      <text:p text:style-name="P1"><text:span text:style-name="T3"><text:tab/>Syntax - : </text:span>git branch Press enter key</text:p>
      <text:p text:style-name="P1"><text:tab/>show all the branch.</text:p>
      <text:list xml:id="list1452711633" text:style-name="L5">
        <text:list-item>
          <text:p text:style-name="P6"><text:span text:style-name="T3"><text:s/>Created branch in git</text:span></text:p>
          <text:p text:style-name="P3">Syntax :- git branch branch_name</text:p>
          <text:p text:style-name="P3">example:- git branch demo_branch</text:p>
        </text:list-item>
        <text:list-item>
          <text:p text:style-name="P7">how to switch the branch </text:p>
          <text:p text:style-name="P7">example: - git checkout branch_name</text:p>
        </text:list-item>
      </text:list>
      <text:p text:style-name="P8"/>
      <text:p text:style-name="P9">Merge : - </text:p>
      <text:p text:style-name="P9"><text:tab/><text:span text:style-name="T4">merge command basic merge/combine two branch with in same repository . We can’t merge two merge two different repository branch.</text:span></text:p>
      <text:p text:style-name="P10">Understanding the concept of merge with the help of one single life,</text:p>
      <text:list xml:id="list921097415" text:style-name="L7">
        <text:list-item>
          <text:p text:style-name="P11">Working process of merge commands </text:p>
        </text:list-item>
      </text:list>
      <text:list xml:id="list4145579458" text:style-name="L8">
        <text:list-item>
          <text:p text:style-name="P13">first go the which branch we have to merge another branch.</text:p>
        </text:list-item>
        <text:list-item>
          <text:p text:style-name="P13">Example two branch main and demo . We want to merge the demo on the main, them first goto the main branch and write the merge command all the data presented come in the main branch . After them push the local repository.</text:p>
        </text:list-item>
      </text:list>
      <text:p text:style-name="P12"/>
      <text:p text:style-name="P14">Git confilt : -</text:p>
      <text:p text:style-name="P14"><text:tab/>confilt occur when ever we merge two branch with same filename and data is compledted different , then git merge confilt which line should come firsrt .</text:p>
      <text:p text:style-name="P15">Understanding the how to slove the confilt, open those file modify some change and save and push on the origin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2:16:08.401455572</meta:creation-date>
    <dc:date>2021-05-13T18:48:23.043425884</dc:date>
    <meta:editing-duration>PT5H11M1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43" meta:character-count="1281" meta:non-whitespace-character-count="1054"/>
  </office:meta>
</office:document-meta>
</file>